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679ee" officeooo:paragraph-rsid="001679ee"/>
    </style:style>
    <style:style style:name="T1" style:family="text">
      <style:text-properties officeooo:rsid="0019f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팀프로젝트</text:p>
      <text:p text:style-name="P1">최종 보고서</text:p>
      <text:p text:style-name="P1"/>
      <text:p text:style-name="P1">팀원<text:tab/>박성국(팀장<text:span text:style-name="T1">), 최민희</text:span></text:p>
      <text:p text:style-name="P1">팀이름<text:tab/><text:span text:style-name="T1">Fite</text:span></text:p>
      <text:p text:style-name="P1">작품 이름 <text:tab/>바다 비밀 상자</text:p>
      <text:p text:style-name="P1"/>
      <text:p text:style-name="P1">목차</text:p>
      <text:p text:style-name="P1">1. 프로젝트 개요</text:p>
      <text:p text:style-name="P1"><text:tab/>프로젝트 목적</text:p>
      <text:p text:style-name="P1"><text:tab/></text:p>
      <text:p text:style-name="P1">2. 프로젝트 내용</text:p>
      <text:p text:style-name="P1"><text:tab/></text:p>
      <text:p text:style-name="P1"><text:tab/>프로젝트 전체 구성도, 다이어그램</text:p>
      <text:p text:style-name="P1"><text:tab/>프로젝트 수행 과정</text:p>
      <text:p text:style-name="P1"><text:tab/>사용 부품, 개발 도구, 언어</text:p>
      <text:p text:style-name="P1"><text:tab/>팀원 역할 및 기여도</text:p>
      <text:p text:style-name="P1"><text:tab/></text:p>
      <text:p text:style-name="P1">3. 기능별 실행 결과 사진, 설명</text:p>
      <text:p text:style-name="P1"/>
      <text:p text:style-name="P1"><text:tab/></text:p>
      <text:p text:style-name="P1"/>
      <text:p text:style-name="P1">4. 결론</text:p>
      <text:p text:style-name="P1">5. 참고 문헌</text:p>
      <text:p text:style-name="P1"/>
      <text:p text:style-name="P1">1. 프로젝트 개요</text:p>
      <text:p text:style-name="P1"/>
      <text:p text:style-name="P1">2. 프로젝트 내용</text:p>
      <text:p text:style-name="P1">3. 기능별 실행 결과 사진, 설명</text:p>
      <text:p text:style-name="P1">4. 결론</text:p>
      <text:p text:style-name="P1"><text:tab/>결과물 요약</text:p>
      <text:p text:style-name="P1"><text:tab/>결과물 활용</text:p>
      <text:p text:style-name="P1"><text:tab/>미흡한 점 및 해결 방안</text:p>
      <text:p text:style-name="P1"><text:tab/>향후 발전 계획</text:p>
      <text:p text:style-name="P1"/>
      <text:p text:style-name="P1">5. 참고 문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42:13.114884677</meta:creation-date>
    <dc:date>2024-06-10T00:27:18.067524952</dc:date>
    <meta:editing-duration>P5DT9H34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82" meta:character-count="263" meta:non-whitespace-character-count="196"/>
  </office:meta>
</office:document-meta>
</file>